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157cm" svg:height="15.465cm" svg:x="18.386cm" svg:y="2.581cm">
            <draw:object draw:notify-on-update-of-ranges="Sheet1.G8:Sheet1.G15 Sheet1.F8:Sheet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14" table:default-cell-style-name="ce1"/>
        <table:table-column table:style-name="co3" table:default-cell-style-name="Default"/>
        <table:table-row table:style-name="ro1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 office:value-type="string" calcext:value-type="string">
            <text:p>ДАННЫЕ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2 часть</text:p>
          </table:table-cell>
          <table:table-cell table:number-columns-repeated="3"/>
          <table:table-cell table:style-name="ce5" office:value-type="string" calcext:value-type="string">
            <text:p>V0 =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table:number-columns-repeated="2"/>
          <table:table-cell table:number-columns-repeated="6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(Ом)</text:p>
          </table:table-cell>
          <table:table-cell table:style-name="ce4" office:value-type="string" calcext:value-type="string">
            <text:p>L(10^-3)</text:p>
          </table:table-cell>
        </table:table-row>
        <table:table-row table:style-name="ro1">
          <table:table-cell office:value-type="string" calcext:value-type="string">
            <text:p>n = 29</text:p>
          </table:table-cell>
          <table:table-cell office:value-type="string" calcext:value-type="string">
            <text:p>N = 3</text:p>
          </table:table-cell>
          <table:table-cell table:number-columns-repeated="2"/>
          <table:table-cell table:style-name="ce5" office:value-type="string" calcext:value-type="string">
            <text:p>L = 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L(эксп) =</text:p>
          </table:table-cell>
          <table:table-cell table:style-name="ce5" office:value-type="float" office:value="0.143" calcext:value-type="float">
            <text:p>0,143</text:p>
          </table:table-cell>
          <table:table-cell office:value-type="string" calcext:value-type="string">
            <text:p>С(новое) = </text:p>
          </table:table-cell>
          <table:table-cell table:formula="of:= 2.23*10^(-8)" office:value-type="float" office:value="0.0000000223" calcext:value-type="float">
            <text:p>0,0000000223</text:p>
          </table:table-cell>
          <table:table-cell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.77" calcext:value-type="float">
            <text:p>9,77</text:p>
          </table:table-cell>
          <table:table-cell table:style-name="ce4" office:value-type="float" office:value="148.23" calcext:value-type="float">
            <text:p>148,23</text:p>
          </table:table-cell>
        </table:table-row>
        <table:table-row table:style-name="ro1">
          <table:table-cell office:value-type="string" calcext:value-type="string">
            <text:p>X = 9.7 cm</text:p>
          </table:table-cell>
          <table:table-cell office:value-type="string" calcext:value-type="string">
            <text:p>X = 1</text:p>
          </table:table-cell>
          <table:table-cell table:number-columns-repeated="2"/>
          <table:table-cell table:style-name="ce5" office:value-type="string" calcext:value-type="string">
            <text:p>C =</text:p>
          </table:table-cell>
          <table:table-cell table:style-name="ce5" table:formula="of:= (4*3.14*([.F3]*[.F3])*[.F4])^(-1)" office:value-type="float" office:value="0.00000001592356687898" calcext:value-type="float">
            <text:p>1,592356687898E-08</text:p>
          </table:table-cell>
          <table:table-cell table:style-name="ce5" office:value-type="string" calcext:value-type="string">
            <text:p>0,016 мкФ</text:p>
          </table:table-cell>
          <table:table-cell table:style-name="ce5"/>
          <table:table-cell office:value-type="string" calcext:value-type="string">
            <text:p>R(кр, нов) =</text:p>
          </table:table-cell>
          <table:table-cell office:value-type="float" office:value="5065" calcext:value-type="float">
            <text:p>5065</text:p>
          </table:table-cell>
          <table:table-cell table:number-columns-repeated="4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.45" calcext:value-type="float">
            <text:p>12,45</text:p>
          </table:table-cell>
          <table:table-cell table:style-name="ce4" office:value-type="float" office:value="142.27" calcext:value-type="float">
            <text:p>142,27</text:p>
          </table:table-cell>
        </table:table-row>
        <table:table-row table:style-name="ro1">
          <table:table-cell office:value-type="string" calcext:value-type="string">
            <text:p>X0 = 10</text:p>
          </table:table-cell>
          <table:table-cell table:number-columns-repeated="3"/>
          <table:table-cell table:style-name="ce5" office:value-type="string" calcext:value-type="string">
            <text:p>R(кр) = </text:p>
          </table:table-cell>
          <table:table-cell table:style-name="ce5" table:formula="of:= SQRT([.F4]/[.F5]) * 2" office:value-type="float" office:value="7088.01805866774" calcext:value-type="float">
            <text:p>7088,01805866774</text:p>
          </table:table-cell>
          <table:table-cell table:style-name="ce5" table:number-columns-repeated="2"/>
          <table:table-cell table:number-columns-repeated="6"/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17.50</text:p>
          </table:table-cell>
          <table:table-cell table:style-name="ce4" office:value-type="float" office:value="143.16" calcext:value-type="float">
            <text:p>143,16</text:p>
          </table:table-cell>
        </table:table-row>
        <table:table-row table:style-name="ro1">
          <table:table-cell table:style-name="ce4" office:value-type="string" calcext:value-type="string">
            <text:p>№ Измерения</text:p>
          </table:table-cell>
          <table:table-cell office:value-type="string" calcext:value-type="string">
            <text:p>C (мкФ)</text:p>
          </table:table-cell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(с)</text:p>
          </table:table-cell>
          <table:table-cell office:value-type="string" calcext:value-type="string">
            <text:p>Корень изC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.7" calcext:value-type="float">
            <text:p>9,7</text:p>
          </table:table-cell>
          <table:table-cell table:style-name="ce3" table:formula="of:= (0.01 * [.E8] )/([.D8] * [.C8])" office:value-type="float" office:value="0.00033448275862069" calcext:value-type="float">
            <text:p>0,00033448275862069</text:p>
          </table:table-cell>
          <table:table-cell table:formula="of:= SQRT([.B8])" office:value-type="float" office:value="0.14142135623731" calcext:value-type="float">
            <text:p>0,1414213562373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(0.01 * [.E9])/([.D9] * [.C9])" office:value-type="float" office:value="0.0005" calcext:value-type="float">
            <text:p>0,0005</text:p>
          </table:table-cell>
          <table:table-cell table:formula="of:= SQRT([.B9])"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(0.01 * [.E10])/([.D10] * [.C10])" office:value-type="float" office:value="0.000666666666666667" calcext:value-type="float">
            <text:p>0,000666666666666667</text:p>
          </table:table-cell>
          <table:table-cell table:formula="of:= SQRT([.B10])" office:value-type="float" office:value="0.282842712474619" calcext:value-type="float">
            <text:p>0,2828427124746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(0.01 * [.E11])/([.D11] * [.C11])" office:value-type="float" office:value="0.000833333333333333" calcext:value-type="float">
            <text:p>0,000833333333333333</text:p>
          </table:table-cell>
          <table:table-cell table:formula="of:= SQRT([.B11])" office:value-type="float" office:value="0.346410161513775" calcext:value-type="float">
            <text:p>0,34641016151377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2" calcext:value-type="float">
            <text:p>4,2</text:p>
          </table:table-cell>
          <table:table-cell table:style-name="ce3" table:formula="of:= (0.01 * [.E12])/([.D12] * [.C12])" office:value-type="float" office:value="0.00105" calcext:value-type="float">
            <text:p>0,00105</text:p>
          </table:table-cell>
          <table:table-cell table:formula="of:= SQRT([.B12])" office:value-type="float" office:value="0.447213595499958" calcext:value-type="float">
            <text:p>0,44721359549995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0.01 * [.E13])/([.D13] * [.C13])" office:value-type="float" office:value="0.00133333333333333" calcext:value-type="float">
            <text:p>0,00133333333333333</text:p>
          </table:table-cell>
          <table:table-cell table:formula="of:= SQRT([.B13])" office:value-type="float" office:value="0.547722557505166" calcext:value-type="float">
            <text:p>0,54772255750516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0.01 * [.E14])/([.D14] * [.C14])" office:value-type="float" office:value="0.0015" calcext:value-type="float">
            <text:p>0,0015</text:p>
          </table:table-cell>
          <table:table-cell table:formula="of:= SQRT([.B14])" office:value-type="float" office:value="0.632455532033676" calcext:value-type="float">
            <text:p>0,63245553203367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table:style-name="ce3" table:formula="of:= (0.01 * [.E15])/([.D15] * [.C15])" office:value-type="float" office:value="0.00175" calcext:value-type="float">
            <text:p>0,00175</text:p>
          </table:table-cell>
          <table:table-cell table:formula="of:= SQRT([.B15])" office:value-type="float" office:value="0.707106781186548" calcext:value-type="float">
            <text:p>0,70710678118654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style-name="ce3" table:formula="of:= (0.01 * [.E16])/([.D16] * [.C1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3" table:formula="of:= (0.01 * [.E17])/([.D17] * [.C1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 calcext:value-type="string">
            <text:p>3 часть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R(эксп) =</text:p>
          </table:table-cell>
          <table:table-cell office:value-type="string" calcext:value-type="string">
            <text:p><text:s/>7500+-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установил 750Ом</text:p>
          </table:table-cell>
          <table:table-cell/>
          <table:table-cell table:style-name="ce3"/>
          <table:table-cell table:number-columns-repeated="14"/>
        </table:table-row>
        <table:table-row table:style-name="ro2">
          <table:table-cell office:value-type="string" calcext:value-type="string">
            <text:p>Декремент затухагия = </text:p>
          </table:table-cell>
          <table:table-cell table:formula="of:= (1/3)*LN(2.2/0.2)" office:value-type="float" office:value="0.799298424266124" calcext:value-type="float">
            <text:p>0,799298424266124</text:p>
          </table:table-cell>
          <table:table-cell table:style-name="ce3" table:formula="of:=1/2* LN(2.2/0.4)" office:value-type="float" office:value="0.852374046119213" calcext:value-type="float">
            <text:p>0,8523740461192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установил 1500Ом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Декремент затухагия = </text:p>
          </table:table-cell>
          <table:table-cell table:formula="of:= LN(1/0.2)" office:value-type="float" office:value="1.6094379124341" calcext:value-type="float">
            <text:p>1,6094379124341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установил 2250ОМ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Декремент затухагия = </text:p>
          </table:table-cell>
          <table:table-cell table:formula="of:= LN(3.8/0.2)" office:value-type="float" office:value="2.94443897916644" calcext:value-type="float">
            <text:p>2,94443897916644</text:p>
          </table:table-cell>
          <table:table-cell table:style-name="ce3"/>
          <table:table-cell table:number-columns-repeated="14"/>
        </table:table-row>
        <table:table-row table:style-name="ro1" table:number-rows-repeated="8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23:21:19.4362785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7T00:10:51.232896985</dc:date>
    <meta:editing-duration>PT3H5M34S</meta:editing-duration>
    <meta:editing-cycles>4</meta:editing-cycles>
    <meta:generator>LibreOffice/7.2.0.4$Linux_X86_64 LibreOffice_project/20$Build-4</meta:generator>
    <meta:document-statistic meta:table-count="1" meta:cell-count="1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0000" draw:fill="gradient" draw:fill-color="#e6e6e6" draw:fill-gradient-name="Pastel_20_Bouquet" draw:gradient-step-count="0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58cm" svg:height="15.466cm" xlink:href=".." xlink:type="simple" chart:class="chart:scatter" chart:column-mapping="1 0" chart:style-name="ch1">
        <chart:title svg:x="8.333cm" svg:y="1.745cm" chart:style-name="ch2">
          <text:p>график зависимостиT(C)</text:p>
        </chart:title>
        <chart:subtitle svg:x="11.009cm" svg:y="1.533cm" chart:style-name="ch3">
          <text:p>
</text:p>
        </chart:subtitle>
        <chart:plot-area chart:style-name="ch4" table:cell-range-address="Sheet1.F8:Sheet1.G15" svg:x="1.454cm" svg:y="2.975cm" svg:width="20.261cm" svg:height="11.201cm">
          <chart:coordinate-region svg:x="2.737cm" svg:y="3.174cm" svg:width="18.738cm" svg:height="10.355cm"/>
          <chart:axis chart:dimension="x" chart:name="primary-x" chart:style-name="ch5">
            <chart:title svg:x="10.768cm" svg:y="14.334cm" chart:style-name="ch6">
              <text:p>C(мкФ)</text:p>
            </chart:title>
          </chart:axis>
          <chart:axis chart:dimension="y" chart:name="primary-y" chart:style-name="ch7">
            <chart:title svg:x="0.451cm" svg:y="8.91cm" chart:style-name="ch8">
              <text:p>T(с)</text:p>
            </chart:title>
            <chart:grid chart:style-name="ch9" chart:class="major"/>
          </chart:axis>
          <chart:series chart:style-name="ch10" chart:values-cell-range-address="Sheet1.F8:Sheet1.F15" chart:class="chart:scatter">
            <chart:domain table:cell-range-address="Sheet1.G8:Sheet1.G15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142135623731">
                <text:p>0.14142135623731</text:p>
                <draw:g>
                  <svg:desc>Sheet1.G8:Sheet1.G15</svg:desc>
                </draw:g>
              </table:table-cell>
              <table:table-cell office:value-type="float" office:value="0.00033448275862069">
                <text:p>0.00033448275862069</text:p>
                <draw:g>
                  <svg:desc>Sheet1.F8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410161513775">
                <text:p>0.346410161513775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2455532033676">
                <text:p>0.63245553203367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175">
                <text:p>0.00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linear" draw:start="100%" draw:end="80%" draw:angle="0deg" draw:border="0%"/>
  </office:styles>
</office:document-styles>
</file>